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em unit 1</text:p>
          </table:table-cell>
          <table:table-cell office:value-type="string" calcext:value-type="string">
            <text:p>fre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em unit 2</text:p>
          </table:table-cell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em unit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m precision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m_per_unit*</text:p>
          </table:table-cell>
          <table:table-cell table:formula="of:=SUM([.C2:.C4]) / POWER(10; [.B5])"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ken unit 1</text:p>
          </table:table-cell>
          <table:table-cell office:value-type="string" calcext:value-type="string">
            <text:p>_from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 unit 2</text:p>
          </table:table-cell>
          <table:table-cell office:value-type="string" calcext:value-type="string">
            <text:p>georg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 unit 3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 precision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_per_unit*</text:p>
          </table:table-cell>
          <table:table-cell table:formula="of:=SUM([.C8:.C10]) / POWER(10; [.B11])" office:value-type="float" office:value="0.001" calcext:value-type="float">
            <text:p>0.00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n_unit_ratio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_unit_ratio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_cap_steem_units</text:p>
          </table:table-cell>
          <table:table-cell office:value-type="float" office:value="30000000" calcext:value-type="float">
            <text:p>300000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rd_cap_steem*</text:p>
          </table:table-cell>
          <table:table-cell table:formula="of:=[.B16] * [.B6]"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_cap_token_units*</text:p>
          </table:table-cell>
          <table:table-cell table:formula="of:=[.B16]*[.B14]" office:value-type="float" office:value="1500000000" calcext:value-type="float">
            <text:p>15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_cap_tokens*</text:p>
          </table:table-cell>
          <table:table-cell table:formula="of:=[.B19] * [.B12]" office:value-type="float" office:value="1500000" calcext:value-type="float">
            <text:p>15000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TEEM_sent</text:p>
          </table:table-cell>
          <table:table-cell office:value-type="string" calcext:value-type="string">
            <text:p>STEEM_units_sent*</text:p>
          </table:table-cell>
          <table:table-cell office:value-type="string" calcext:value-type="string">
            <text:p>STEEM_satoshi_recv*</text:p>
          </table:table-cell>
          <table:table-cell office:value-type="string" calcext:value-type="string">
            <text:p>STEEM_recv*</text:p>
          </table:table-cell>
          <table:table-cell office:value-type="string" calcext:value-type="string">
            <text:p>Token_satoshi_recv*</text:p>
          </table:table-cell>
          <table:table-cell office:value-type="string" calcext:value-type="string">
            <text:p>Token_recv*</text:p>
          </table:table-cell>
          <table:table-cell office:value-type="string" calcext:value-type="string">
            <text:p>Token_pct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5000" calcext:value-type="float">
            <text:p>5000</text:p>
          </table:table-cell>
          <table:table-cell table:formula="of:=[.B23] / [.$B$6]" office:value-type="float" office:value="1000000" calcext:value-type="float">
            <text:p>1000000</text:p>
          </table:table-cell>
          <table:table-cell table:formula="of:=SUMIF([.B$2:.B$4]; [.A23]; [.C$2:.C$4])*[.B$33]" office:value-type="float" office:value="0" calcext:value-type="float">
            <text:p>0</text:p>
          </table:table-cell>
          <table:table-cell table:formula="of:=[.D23]/POWER(10; [.B$5])" office:value-type="float" office:value="0" calcext:value-type="float">
            <text:p>0</text:p>
          </table:table-cell>
          <table:table-cell table:style-name="ce1" table:formula="of:=[.$B$35] * (SUMIF([.B$8:.B$10]; [.A23]; [.C$8:.C$10]) * [.B$33] + SUMIF([.B$8:.B$10]; &quot;_from&quot;; [.C$8:.C$10]) * [.C23])" office:value-type="float" office:value="420000000" calcext:value-type="float">
            <text:p>420000000</text:p>
          </table:table-cell>
          <table:table-cell table:formula="of:=[.F23]/POWER(10; [.B$11])" office:value-type="float" office:value="42000" calcext:value-type="float">
            <text:p>42000</text:p>
          </table:table-cell>
          <table:table-cell table:formula="of:=100*[.G23]/[.G$31]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000" calcext:value-type="float">
            <text:p>25000</text:p>
          </table:table-cell>
          <table:table-cell table:formula="of:=[.B24] / [.$B$6]" office:value-type="float" office:value="5000000" calcext:value-type="float">
            <text:p>5000000</text:p>
          </table:table-cell>
          <table:table-cell table:formula="of:=SUMIF([.B$2:.B$4]; [.A24]; [.C$2:.C$4])*[.B$33]" office:value-type="float" office:value="0" calcext:value-type="float">
            <text:p>0</text:p>
          </table:table-cell>
          <table:table-cell table:formula="of:=[.D24]/POWER(10; [.B$5])" office:value-type="float" office:value="0" calcext:value-type="float">
            <text:p>0</text:p>
          </table:table-cell>
          <table:table-cell table:style-name="ce1" table:formula="of:=[.$B$35] * (SUMIF([.B$8:.B$10]; [.A24]; [.C$8:.C$10]) * [.B$33] + SUMIF([.B$8:.B$10]; &quot;_from&quot;; [.C$8:.C$10]) * [.C24])" office:value-type="float" office:value="2100000000" calcext:value-type="float">
            <text:p>2100000000</text:p>
          </table:table-cell>
          <table:table-cell table:formula="of:=[.F24]/POWER(10; [.B$11])" office:value-type="float" office:value="210000" calcext:value-type="float">
            <text:p>210000</text:p>
          </table:table-cell>
          <table:table-cell table:formula="of:=100*[.G24]/[.G$31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arlie</text:p>
          </table:table-cell>
          <table:table-cell office:value-type="float" office:value="10000" calcext:value-type="float">
            <text:p>10000</text:p>
          </table:table-cell>
          <table:table-cell table:formula="of:=[.B25] / [.$B$6]" office:value-type="float" office:value="2000000" calcext:value-type="float">
            <text:p>2000000</text:p>
          </table:table-cell>
          <table:table-cell table:formula="of:=SUMIF([.B$2:.B$4]; [.A25]; [.C$2:.C$4])*[.B$33]" office:value-type="float" office:value="0" calcext:value-type="float">
            <text:p>0</text:p>
          </table:table-cell>
          <table:table-cell table:formula="of:=[.D25]/POWER(10; [.B$5])" office:value-type="float" office:value="0" calcext:value-type="float">
            <text:p>0</text:p>
          </table:table-cell>
          <table:table-cell table:style-name="ce1" table:formula="of:=[.$B$35] * (SUMIF([.B$8:.B$10]; [.A25]; [.C$8:.C$10]) * [.B$33] + SUMIF([.B$8:.B$10]; &quot;_from&quot;; [.C$8:.C$10]) * [.C25])" office:value-type="float" office:value="840000000" calcext:value-type="float">
            <text:p>840000000</text:p>
          </table:table-cell>
          <table:table-cell table:formula="of:=[.F25]/POWER(10; [.B$11])" office:value-type="float" office:value="84000" calcext:value-type="float">
            <text:p>84000</text:p>
          </table:table-cell>
          <table:table-cell table:formula="of:=100*[.G25]/[.G$31]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5000" calcext:value-type="float">
            <text:p>25000</text:p>
          </table:table-cell>
          <table:table-cell table:formula="of:=[.B26] / [.$B$6]" office:value-type="float" office:value="5000000" calcext:value-type="float">
            <text:p>5000000</text:p>
          </table:table-cell>
          <table:table-cell table:formula="of:=SUMIF([.B$2:.B$4]; [.A26]; [.C$2:.C$4])*[.B$33]" office:value-type="float" office:value="0" calcext:value-type="float">
            <text:p>0</text:p>
          </table:table-cell>
          <table:table-cell table:formula="of:=[.D26]/POWER(10; [.B$5])" office:value-type="float" office:value="0" calcext:value-type="float">
            <text:p>0</text:p>
          </table:table-cell>
          <table:table-cell table:style-name="ce1" table:formula="of:=[.$B$35] * (SUMIF([.B$8:.B$10]; [.A26]; [.C$8:.C$10]) * [.B$33] + SUMIF([.B$8:.B$10]; &quot;_from&quot;; [.C$8:.C$10]) * [.C26])" office:value-type="float" office:value="2100000000" calcext:value-type="float">
            <text:p>2100000000</text:p>
          </table:table-cell>
          <table:table-cell table:formula="of:=[.F26]/POWER(10; [.B$11])" office:value-type="float" office:value="210000" calcext:value-type="float">
            <text:p>210000</text:p>
          </table:table-cell>
          <table:table-cell table:formula="of:=100*[.G26]/[.G$31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laine</text:p>
          </table:table-cell>
          <table:table-cell office:value-type="float" office:value="60000" calcext:value-type="float">
            <text:p>60000</text:p>
          </table:table-cell>
          <table:table-cell table:formula="of:=[.B27] / [.$B$6]" office:value-type="float" office:value="12000000" calcext:value-type="float">
            <text:p>12000000</text:p>
          </table:table-cell>
          <table:table-cell table:formula="of:=SUMIF([.B$2:.B$4]; [.A27]; [.C$2:.C$4])*[.B$33]" office:value-type="float" office:value="0" calcext:value-type="float">
            <text:p>0</text:p>
          </table:table-cell>
          <table:table-cell table:formula="of:=[.D27]/POWER(10; [.B$5])" office:value-type="float" office:value="0" calcext:value-type="float">
            <text:p>0</text:p>
          </table:table-cell>
          <table:table-cell table:style-name="ce1" table:formula="of:=[.$B$35] * (SUMIF([.B$8:.B$10]; [.A27]; [.C$8:.C$10]) * [.B$33] + SUMIF([.B$8:.B$10]; &quot;_from&quot;; [.C$8:.C$10]) * [.C27])" office:value-type="float" office:value="5040000000" calcext:value-type="float">
            <text:p>5040000000</text:p>
          </table:table-cell>
          <table:table-cell table:formula="of:=[.F27]/POWER(10; [.B$11])" office:value-type="float" office:value="504000" calcext:value-type="float">
            <text:p>504000</text:p>
          </table:table-cell>
          <table:table-cell table:formula="of:=100*[.G27]/[.G$31]"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float" office:value="0" calcext:value-type="float">
            <text:p>0</text:p>
          </table:table-cell>
          <table:table-cell table:formula="of:=[.B28] / [.$B$6]" office:value-type="float" office:value="0" calcext:value-type="float">
            <text:p>0</text:p>
          </table:table-cell>
          <table:table-cell table:formula="of:=SUMIF([.B$2:.B$4]; [.A28]; [.C$2:.C$4])*[.B$33]" office:value-type="float" office:value="75000000" calcext:value-type="float">
            <text:p>75000000</text:p>
          </table:table-cell>
          <table:table-cell table:formula="of:=[.D28]/POWER(10; [.B$5])" office:value-type="float" office:value="75000" calcext:value-type="float">
            <text:p>75000</text:p>
          </table:table-cell>
          <table:table-cell table:style-name="ce1" table:formula="of:=[.$B$35] * (SUMIF([.B$8:.B$10]; [.A28]; [.C$8:.C$10]) * [.B$33] + SUMIF([.B$8:.B$10]; &quot;_from&quot;; [.C$8:.C$10]) * [.C28])" office:value-type="float" office:value="0" calcext:value-type="float">
            <text:p>0</text:p>
          </table:table-cell>
          <table:table-cell table:formula="of:=[.F28]/POWER(10; [.B$11])" office:value-type="float" office:value="0" calcext:value-type="float">
            <text:p>0</text:p>
          </table:table-cell>
          <table:table-cell table:formula="of:=100*[.G28]/[.G$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0" calcext:value-type="float">
            <text:p>0</text:p>
          </table:table-cell>
          <table:table-cell table:formula="of:=[.B29] / [.$B$6]" office:value-type="float" office:value="0" calcext:value-type="float">
            <text:p>0</text:p>
          </table:table-cell>
          <table:table-cell table:formula="of:=SUMIF([.B$2:.B$4]; [.A29]; [.C$2:.C$4])*[.B$33]" office:value-type="float" office:value="50000000" calcext:value-type="float">
            <text:p>50000000</text:p>
          </table:table-cell>
          <table:table-cell table:formula="of:=[.D29]/POWER(10; [.B$5])" office:value-type="float" office:value="50000" calcext:value-type="float">
            <text:p>50000</text:p>
          </table:table-cell>
          <table:table-cell table:style-name="ce1" table:formula="of:=[.$B$35] * (SUMIF([.B$8:.B$10]; [.A29]; [.C$8:.C$10]) * [.B$33] + SUMIF([.B$8:.B$10]; &quot;_from&quot;; [.C$8:.C$10]) * [.C29])" office:value-type="float" office:value="1500000000" calcext:value-type="float">
            <text:p>1500000000</text:p>
          </table:table-cell>
          <table:table-cell table:formula="of:=[.F29]/POWER(10; [.B$11])" office:value-type="float" office:value="150000" calcext:value-type="float">
            <text:p>150000</text:p>
          </table:table-cell>
          <table:table-cell table:formula="of:=100*[.G29]/[.G$3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0" calcext:value-type="float">
            <text:p>0</text:p>
          </table:table-cell>
          <table:table-cell table:formula="of:=[.B30] / [.$B$6]" office:value-type="float" office:value="0" calcext:value-type="float">
            <text:p>0</text:p>
          </table:table-cell>
          <table:table-cell table:formula="of:=SUMIF([.B$2:.B$4]; [.A30]; [.C$2:.C$4])*[.B$33]" office:value-type="float" office:value="0" calcext:value-type="float">
            <text:p>0</text:p>
          </table:table-cell>
          <table:table-cell table:formula="of:=[.D30]/POWER(10; [.B$5])" office:value-type="float" office:value="0" calcext:value-type="float">
            <text:p>0</text:p>
          </table:table-cell>
          <table:table-cell table:style-name="ce1" table:formula="of:=[.$B$35] * (SUMIF([.B$8:.B$10]; [.A30]; [.C$8:.C$10]) * [.B$33] + SUMIF([.B$8:.B$10]; &quot;_from&quot;; [.C$8:.C$10]) * [.C30])" office:value-type="float" office:value="3000000000" calcext:value-type="float">
            <text:p>3000000000</text:p>
          </table:table-cell>
          <table:table-cell table:formula="of:=[.F30]/POWER(10; [.B$11])" office:value-type="float" office:value="300000" calcext:value-type="float">
            <text:p>300000</text:p>
          </table:table-cell>
          <table:table-cell table:formula="of:=100*[.G30]/[.G$3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3:.B30])" office:value-type="float" office:value="125000" calcext:value-type="float">
            <text:p>125000</text:p>
          </table:table-cell>
          <table:table-cell table:formula="of:=SUM([.C23:.C30])" office:value-type="float" office:value="25000000" calcext:value-type="float">
            <text:p>25000000</text:p>
          </table:table-cell>
          <table:table-cell table:formula="of:=SUM([.D23:.D30])" office:value-type="float" office:value="125000000" calcext:value-type="float">
            <text:p>125000000</text:p>
          </table:table-cell>
          <table:table-cell table:formula="of:=SUM([.E23:.E30])" office:value-type="float" office:value="125000" calcext:value-type="float">
            <text:p>125000</text:p>
          </table:table-cell>
          <table:table-cell table:formula="of:=SUM([.F23:.F30])" office:value-type="float" office:value="15000000000" calcext:value-type="float">
            <text:p>15000000000</text:p>
          </table:table-cell>
          <table:table-cell table:formula="of:=SUM([.G23:.G30])" office:value-type="float" office:value="1500000" calcext:value-type="float">
            <text:p>1500000</text:p>
          </table:table-cell>
          <table:table-cell table:formula="of:=100*[.G31]/[.G$31]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tributed_steem_units*</text:p>
          </table:table-cell>
          <table:table-cell table:formula="of:=SUM([.C23:.C30])" office:value-type="float" office:value="25000000" calcext:value-type="float">
            <text:p>25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ed_token_units*</text:p>
          </table:table-cell>
          <table:table-cell table:formula="of:=MIN([.B33]*[.B15]; [.B16]*[.B14])" office:value-type="float" office:value="1500000000" calcext:value-type="float">
            <text:p>15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ective_unit_ratio*</text:p>
          </table:table-cell>
          <table:table-cell table:formula="of:=[.B34]/[.B33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ed_steem*</text:p>
          </table:table-cell>
          <table:table-cell table:formula="of:=[.B33]*[.B6]" office:value-type="float" office:value="125000" calcext:value-type="float">
            <text:p>12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ed_tokens*</text:p>
          </table:table-cell>
          <table:table-cell table:formula="of:=[.B34]*[.B12]" office:value-type="float" office:value="1500000" calcext:value-type="float">
            <text:p>15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25:27.702582488</meta:creation-date>
    <dc:date>2017-08-02T17:27:16.286646652</dc:date>
    <meta:editing-duration>PT4M16S</meta:editing-duration>
    <meta:editing-cycles>1</meta:editing-cycles>
    <meta:document-statistic meta:table-count="1" meta:cell-count="128" meta:object-count="0"/>
    <meta:generator>LibreOffice/5.1.6.2$Linux_X86_64 LibreOffice_project/10m0$Build-2</meta:generator>
  </office:meta>
</office:document-meta>
</file>